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text" style:name="T1" style:display-name="T1">
      <style:text-properties fo:font-size="22pt" fo:font-weight="bold"/>
    </style:style>
    <style:style style:family="paragraph" style:name="P1" style:display-name="P1" style:parent-style-name="Normal">
      <style:paragraph-properties fo:margin-top="10pt" fo:margin-bottom="5pt"/>
      <style:text-properties style:font-name="Digital dream" fo:font-size="14pt"/>
    </style:style>
    <style:style style:family="section" style:name="Sect1" style:display-name="Sect1"/>
    <style:page-layout style:name="PLayout2">
      <style:page-layout-properties fo:margin-top="0.7874in" fo:margin-bottom="0.7874in" fo:margin-left="0.7874in" fo:margin-right="0.7874in"/>
    </style:page-layout>
    <style:page-layout style:name="Standard">
      <style:page-layout-properties fo:margin-top="0.7874in" fo:margin-bottom="0.7874in" fo:margin-left="0.7874in" fo:margin-right="0.7874in"/>
    </style:page-layout>
  </office:automatic-styles>
  <office:body>
    <office:text>
      <text:section text:style-name="Sect1" text:name="Section1">
        <text:p text:style-name="P1"><text:span text:style-name="T1">0 1 2 3 4 5 6 7 8 9 : 0 1 </text:span></text:p>
        <text:p text:style-name="P1"><text:span text:style-name="T1">2 3 : 9 4 5 6 2 1 : 2 : 1</text:span></text:p>
        <text:p text:style-name="P1"><text:span text:style-name="T1">3 4 6 7 8 2 1 2 5 2 1 2 :</text:span></text:p>
        <text:p text:style-name="P1"><text:span text:style-name="T1">2 4 5 6 7 7 8 4 3 2 3 6 :</text:span></text:p>
        <text:p text:style-name="P1"><text:span text:style-name="T1">9 3 2 1 5 2 : : 8 2 9 3 6 </text:span></text:p>
        <text:p text:style-name="P1"><text:span text:style-name="T1">9 0 : 2 1 : 2 5 8 6 4 0 1 </text:span></text:p>
        <text:p text:style-name="P1"><text:span text:style-name="T1">1 :4 3 1 8 6 5 4 3 2 1 0 0</text:span></text:p>
        <text:p text:style-name="P1"><text:span text:style-name="T1">2 3 4 6 3 : 6 7 9 4 2 6 3</text:span></text:p>
        <text:p text:style-name="P1"><text:span text:style-name="T1">4 9 4 5 7 2 : 1 8 5 3 2 1</text:span></text:p>
        <text:p text:style-name="P1"><text:span text:style-name="T1">5 2 1 4 4 2 2 5 8 9 6 : 2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Digital dream" svg:font-family="Digital dream"/>
  </office:font-face-decls>
  <office:styles>
    <style:default-style style:family="paragraph">
      <style:paragraph-properties style:tab-stop-distance="0.4925in"/>
    </style:default-style>
    <style:style style:family="paragraph" style:name="Caption" style:display-name="Caption" style:parent-style-name="Normal" style:next-style-name="Caption">
      <style:paragraph-properties fo:margin-top="0.0835in" fo:margin-bottom="0.0835in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1665in" fo:margin-bottom="0.0835in" fo:keep-with-next="always"/>
      <style:text-properties style:font-name="Arial" fo:font-size="14pt"/>
    </style:style>
    <style:style style:family="paragraph" style:name="Text-body" style:display-name="Text body" style:parent-style-name="Normal" style:next-style-name="Text-body">
      <style:paragraph-properties fo:margin-top="0in" fo:margin-bottom="0.0835in"/>
    </style:style>
  </office:styles>
  <office:automatic-styles>
    <style:page-layout style:name="Standard">
      <style:page-layout-properties fo:page-width="8.500000in" fo:page-height="11.000000in" style:print-orientation="portrait" fo:margin-top="0.7874in" fo:margin-bottom="0.7874in" fo:margin-left="0.7874in" fo:margin-right="0.7874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creation-date>2013-04-01T18:56:14</meta:creation-date>
    <dc:date>2013-04-01T18:57:53</dc:date>
  </office:meta>
</office:document-meta>
</file>